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12.303cm" style:rel-column-width="47427*"/>
    </style:style>
    <style:style style:name="Таблица1.B" style:family="table-column">
      <style:table-column-properties style:column-width="4.697cm" style:rel-column-width="18108*"/>
    </style:style>
    <style:style style:name="Таблица1.A1" style:family="table-cell">
      <style:table-cell-properties fo:padding="0.097cm" fo:border="none"/>
    </style:style>
    <style:style style:name="P1" style:family="paragraph" style:parent-style-name="Preformatted_20_Text">
      <style:paragraph-properties fo:text-align="center" style:justify-single-word="false"/>
      <style:text-properties style:font-name="Times New Roman" fo:font-size="14pt" officeooo:rsid="00025b99" officeooo:paragraph-rsid="00025b99" style:font-size-asian="14pt" style:font-size-complex="14pt"/>
    </style:style>
    <style:style style:name="P2" style:family="paragraph" style:parent-style-name="Preformatted_20_Text">
      <style:text-properties style:font-name="Times New Roman" fo:font-size="14pt" officeooo:rsid="00025b99" officeooo:paragraph-rsid="00025b99" style:font-size-asian="14pt" style:font-size-complex="14pt"/>
    </style:style>
    <style:style style:name="P3" style:family="paragraph" style:parent-style-name="Preformatted_20_Text">
      <style:text-properties style:font-name="Times New Roman" fo:font-size="14pt" officeooo:rsid="00025b99" officeooo:paragraph-rsid="0002ea19" style:font-size-asian="14pt" style:font-size-complex="14pt"/>
    </style:style>
    <style:style style:name="P4" style:family="paragraph" style:parent-style-name="Preformatted_20_Text">
      <style:paragraph-properties fo:text-align="justify" style:justify-single-word="false"/>
      <style:text-properties style:font-name="Times New Roman" fo:font-size="14pt" officeooo:rsid="00071a1f" officeooo:paragraph-rsid="00071a1f" style:font-size-asian="14pt" style:font-size-complex="14pt"/>
    </style:style>
    <style:style style:name="P5" style:family="paragraph" style:parent-style-name="Preformatted_20_Text">
      <style:text-properties style:font-name="Times New Roman" fo:font-size="14pt" officeooo:rsid="00025b99" officeooo:paragraph-rsid="0002ea19" style:font-name-asian="Droid Sans Fallback1" style:font-size-asian="14pt" style:font-name-complex="Liberation Mono" style:font-size-complex="14pt"/>
    </style:style>
    <style:style style:name="P6" style:family="paragraph" style:parent-style-name="Preformatted_20_Text">
      <style:paragraph-properties fo:text-align="justify" style:justify-single-word="false"/>
      <style:text-properties style:font-name="Times New Roman" fo:font-size="14pt" officeooo:rsid="00025b99" officeooo:paragraph-rsid="0002ea19" style:font-name-asian="Droid Sans Fallback1" style:font-size-asian="14pt" style:font-name-complex="Liberation Mono" style:font-size-complex="14pt"/>
    </style:style>
    <style:style style:name="P7" style:family="paragraph" style:parent-style-name="Preformatted_20_Text">
      <style:paragraph-properties fo:text-align="justify" style:justify-single-word="false"/>
      <style:text-properties style:font-name="Times New Roman" fo:font-size="14pt" officeooo:rsid="00071a1f" officeooo:paragraph-rsid="00071a1f" style:font-name-asian="Droid Sans Fallback1" style:font-size-asian="14pt" style:font-name-complex="Liberation Mono" style:font-size-complex="14pt"/>
    </style:style>
    <style:style style:name="P8" style:family="paragraph" style:parent-style-name="Standard" style:list-style-name="WW8Num1">
      <style:text-properties fo:font-variant="normal" fo:text-transform="none" fo:color="#000000" style:font-name="Times New Roman" fo:font-size="13pt" fo:letter-spacing="normal" fo:font-style="normal" fo:font-weight="normal" officeooo:rsid="002dc8fc" officeooo:paragraph-rsid="002dc8fc" style:font-size-asian="13pt" style:font-weight-asian="normal" style:font-size-complex="13pt" style:font-weight-complex="normal"/>
    </style:style>
    <style:style style:name="P9" style:family="paragraph" style:parent-style-name="Standard">
      <style:text-properties style:font-name="Times New Roman" fo:font-size="13pt" fo:font-weight="bold" style:font-size-asian="13pt" style:font-weight-asian="bold" style:font-size-complex="13pt" style:font-weight-complex="bold"/>
    </style:style>
    <style:style style:name="P10" style:family="paragraph" style:parent-style-name="Standard">
      <style:text-properties style:font-name="Times New Roman" fo:font-size="13pt" fo:font-weight="bold" officeooo:rsid="002dc8fc" officeooo:paragraph-rsid="002dc8fc" style:font-size-asian="13pt" style:font-weight-asian="bold" style:font-size-complex="13pt" style:font-weight-complex="bold"/>
    </style:style>
    <style:style style:name="P11" style:family="paragraph" style:parent-style-name="Standard">
      <style:text-properties style:font-name="Times New Roman" fo:font-size="13pt" fo:font-weight="normal" officeooo:rsid="002dc8fc" officeooo:paragraph-rsid="002dc8fc" style:font-size-asian="13pt" style:font-weight-asian="normal" style:font-size-complex="13pt" style:font-weight-complex="normal"/>
    </style:style>
    <style:style style:name="P12" style:family="paragraph" style:parent-style-name="Standard">
      <style:text-properties style:font-name="Times New Roman" fo:font-size="13pt" fo:font-weight="normal" officeooo:rsid="002dde1a" officeooo:paragraph-rsid="002dde1a" style:font-size-asian="13pt" style:font-weight-asian="normal" style:font-size-complex="13pt" style:font-weight-complex="normal"/>
    </style:style>
    <style:style style:name="P13" style:family="paragraph" style:parent-style-name="Standard">
      <style:text-properties style:font-name="Times New Roman" fo:font-size="12pt" fo:font-weight="normal" officeooo:rsid="002dc8fc" officeooo:paragraph-rsid="002dc8fc" style:font-size-asian="12pt" style:font-weight-asian="normal" style:font-size-complex="12pt" style:font-weight-complex="normal"/>
    </style:style>
    <style:style style:name="P14" style:family="paragraph" style:parent-style-name="Standard">
      <style:text-properties style:font-name="Times New Roman" fo:font-size="12pt" fo:font-weight="bold" officeooo:rsid="002dc8fc" officeooo:paragraph-rsid="002dc8fc" style:font-size-asian="12pt" style:font-weight-asian="bold" style:font-size-complex="12pt" style:font-weight-complex="bold"/>
    </style:style>
    <style:style style:name="P15" style:family="paragraph" style:parent-style-name="Preformatted_20_Text" style:master-page-name="First_20_Page">
      <style:paragraph-properties fo:text-align="center" style:justify-single-word="false" style:page-number="auto"/>
      <style:text-properties style:font-name="Times New Roman" fo:font-size="14pt" officeooo:rsid="00025b99" officeooo:paragraph-rsid="00025b99" style:font-size-asian="14pt" style:font-size-complex="14pt"/>
    </style:style>
    <style:style style:name="P16" style:family="paragraph" style:parent-style-name="Preformatted_20_Text">
      <style:paragraph-properties fo:text-align="center" style:justify-single-word="false"/>
      <style:text-properties style:font-name="Times New Roman" fo:font-size="14pt" officeooo:rsid="00025b99" officeooo:paragraph-rsid="002dc8fc" style:font-size-asian="14pt" style:font-size-complex="14pt"/>
    </style:style>
    <style:style style:name="T1" style:family="text">
      <style:text-properties officeooo:rsid="0002ea19"/>
    </style:style>
    <style:style style:name="T2" style:family="text">
      <style:text-properties officeooo:rsid="00071a1f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officeooo:rsid="002dc8fc"/>
    </style:style>
    <style:style style:name="T5" style:family="text">
      <style:text-properties fo:font-variant="normal" fo:text-transform="none" fo:color="#000000" fo:letter-spacing="normal" fo:font-style="normal"/>
    </style:style>
    <style:style style:name="T6" style:family="text">
      <style:text-properties fo:font-variant="normal" fo:text-transform="none" fo:color="#000000" fo:letter-spacing="normal" fo:font-style="normal"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Учреждение образования</text:p>
      <text:p text:style-name="P1"><text:s/>«БЕЛОРУССКИЙ ГОСУДАРСТВЕННЫЙ УНИВЕРСИТЕТ </text:p>
      <text:p text:style-name="P1">ИНФОРМАТИКИ И РАДИОЭЛЕКТРОНИКИ»</text:p>
      <text:p text:style-name="P1"/>
      <text:p text:style-name="P1"/>
      <text:p text:style-name="P1"/>
      <text:p text:style-name="P1">Кафедра интеллектуальных информационных технологий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Отчет по лабораторной работе №<text:span text:style-name="T4">4</text:span></text:p>
      <text:p text:style-name="P1">по курсу «<text:span text:style-name="T2">Операционные системы</text:span>»</text:p>
      <text:p text:style-name="P16">на тему: «<text:span text:style-name="T3">Изучение базовых примитивов подсистемы коммуникации</text:span>»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3">Выполнил<text:span text:style-name="T2">и</text:span> студент<text:span text:style-name="T2">ы</text:span></text:p>
            <text:p text:style-name="P5">группы 421702:</text:p>
          </table:table-cell>
          <table:table-cell table:style-name="Таблица1.A1" office:value-type="string">
            <text:p text:style-name="P6">Бруцкий Д.С.</text:p>
            <text:p text:style-name="P7">Минкин Р. В.</text:p>
          </table:table-cell>
        </table:table-row>
        <table:table-row>
          <table:table-cell table:style-name="Таблица1.A1" office:value-type="string">
            <text:p text:style-name="P5">Проверил:</text:p>
          </table:table-cell>
          <table:table-cell table:style-name="Таблица1.A1" office:value-type="string">
            <text:p text:style-name="P4">Колб Д.Г.</text:p>
          </table:table-cell>
        </table:table-row>
      </table:table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9"><text:soft-page-break/>Цель:</text:p>
      <text:p text:style-name="P13">Написать сервер который будет использовать серверный TCP-сокет для установления соединения с клиентов, отражать сообщение клиента обратно. Также сервер должен писать лог и реагировать на сигнал INT по которому должен записывать лог в файл.</text:p>
      <text:p text:style-name="P10">Описание решения:</text:p>
      <text:p text:style-name="P14"><text:span text:style-name="T6">Сервер однопоточный, использует неблокирующие сокеты. Для оповещения о появившемся сообщении на входе сокета используется системный вызов pselect().</text:span></text:p>
      <text:p text:style-name="P10"><text:span text:style-name="T5">Обоснование:</text:span></text:p>
      <text:p text:style-name="P11"><text:span text:style-name="T5">Используется однопоточный сервер для минимизации затрат на создание и синхронизацию нитей.</text:span></text:p>
      <text:p text:style-name="P11"><text:span text:style-name="T5">pselect() вызывается с таймаутом в секунду, так как необходимы ежесекундные сообщения о работе сервера, а в программе единственная нить, которая блокируется до появления сообщения на сокетах.</text:span></text:p>
      <text:p text:style-name="P12"><text:span text:style-name="T5">pselect() также вызывается с маской блокирующей SIGINT для избежания гонок.</text:span></text:p>
      <text:list xml:id="list6787714617229632348" text:style-name="WW8Num1">
        <text:list-header>
          <text:p text:style-name="P8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06cm" style:writing-mode="lr-tb"/>
      <style:text-properties style:use-window-font-color="true" style:font-name="Liberation Serif" fo:font-size="12pt" fo:language="ru" fo:country="RU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de-bash" style:family="paragraph" style:parent-style-name="Standard">
      <style:paragraph-properties fo:margin-top="0.199cm" fo:margin-bottom="0.199cm" style:contextual-spacing="true" fo:padding="0.199cm" fo:border="0.06pt fine-dashed #000000" style:shadow="none"/>
      <style:text-properties style:font-size-asian="10.5pt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  <style:text-properties style:text-underline-style="solid" style:text-underline-width="auto" style:text-underline-color="font-color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officeooo:rsid="0002ea19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text:tab/><text:tab/><text:page-number text:select-page="current">2</text:page-number></text:p>
      </style:footer>
    </style:master-page>
    <style:master-page style:name="First_20_Page" style:display-name="First Page" style:page-layout-name="Mpm1" style:next-style-name="Standard">
      <style:footer>
        <text:p text:style-name="Footer"><text:tab/><text:span text:style-name="MT1">Минск, 2016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dc:date>2016-10-31T21:13:46.765124645</dc:date>
    <meta:editing-duration>PT4H43M46S</meta:editing-duration>
    <meta:editing-cycles>29</meta:editing-cycles>
    <meta:document-statistic meta:table-count="1" meta:image-count="0" meta:object-count="0" meta:page-count="2" meta:paragraph-count="23" meta:word-count="144" meta:character-count="1135" meta:non-whitespace-character-count="1009"/>
  </office:meta>
</office:document-meta>
</file>